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4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5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0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1" style:family="table-cell" style:parent-style-name="Default" style:data-style-name="N15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Separador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7" style:family="table-cell" style:parent-style-name="Default" style:data-style-name="N15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8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1" office:value-type="string" calcext:value-type="string">
              <text:p>DATA</text:p>
            </table:table-cell>
            <table:table-cell table:style-name="ce25" office:value-type="string" calcext:value-type="string">
              <text:p>NF - SERV. PROD. </text:p>
            </table:table-cell>
            <table:table-cell table:style-name="ce29" office:value-type="string" calcext:value-type="string">
              <text:p>R$</text:p>
            </table:table-cell>
            <table:table-cell table:style-name="ce31"/>
            <table:table-cell table:style-name="ce33" office:value-type="string" calcext:value-type="string">
              <text:p>PAGO</text:p>
            </table:table-cell>
            <table:table-cell table:style-name="ce29" office:value-type="string" calcext:value-type="string">
              <text:p>VALOR</text:p>
            </table:table-cell>
            <table:table-cell table:style-name="ce35" office:value-type="string" calcext:value-type="string">
              <text:p>DATA</text:p>
            </table:table-cell>
            <table:table-cell table:style-name="ce37" office:value-type="string" calcext:value-type="string">
              <text:p>SALDO DEVEDOR</text:p>
            </table:table-cell>
            <table:table-cell table:style-name="ce33" office:value-type="string" calcext:value-type="string">
              <text:p>OBS.:</text:p>
            </table:table-cell>
            <table:table-cell table:style-name="ce23" table:number-columns-repeated="55"/>
          </table:table-row>
        </table:table-header-rows>
        <table:table-row table:style-name="ro2">
          <table:table-cell table:style-name="ce22" office:value-type="date" office:date-value="2024-08-31" calcext:value-type="date">
            <text:p>31/08/2024</text:p>
          </table:table-cell>
          <table:table-cell table:style-name="ce26" office:value-type="string" calcext:value-type="string">
            <text:p>Mens. 08/2024 (A.C.)</text:p>
          </table:table-cell>
          <table:table-cell table:style-name="ce30" office:value-type="float" office:value="360" calcext:value-type="float">
            <text:p>36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60" calcext:value-type="float">
            <text:p>360,00</text:p>
          </table:table-cell>
          <table:table-cell table:style-name="ce22" office:value-type="date" office:date-value="2024-10-04" calcext:value-type="date">
            <text:p>04/10/2024</text:p>
          </table:table-cell>
          <table:table-cell table:style-name="ce38" table:formula="of:=[.C2]-[.F2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4-09-30" calcext:value-type="date">
            <text:p>30/09/2024</text:p>
          </table:table-cell>
          <table:table-cell table:style-name="ce26" office:value-type="string" calcext:value-type="string">
            <text:p>Mens. 09/2024 (A.C.)</text:p>
          </table:table-cell>
          <table:table-cell table:style-name="ce30" office:value-type="float" office:value="360" calcext:value-type="float">
            <text:p>36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60" calcext:value-type="float">
            <text:p>360,00</text:p>
          </table:table-cell>
          <table:table-cell table:style-name="ce22" office:value-type="date" office:date-value="2024-10-04" calcext:value-type="date">
            <text:p>04/10/2024</text:p>
          </table:table-cell>
          <table:table-cell table:style-name="ce38" table:formula="of:=[.C3]-[.F3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4-10-31" calcext:value-type="date">
            <text:p>31/10/2024</text:p>
          </table:table-cell>
          <table:table-cell table:style-name="ce26" office:value-type="string" calcext:value-type="string">
            <text:p>Mens. 10/2024 (A.C.)</text:p>
          </table:table-cell>
          <table:table-cell table:style-name="ce30" office:value-type="float" office:value="360" calcext:value-type="float">
            <text:p>36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60" calcext:value-type="float">
            <text:p>360,00</text:p>
          </table:table-cell>
          <table:table-cell table:style-name="ce22" office:value-type="date" office:date-value="2024-12-06" calcext:value-type="date">
            <text:p>06/12/2024</text:p>
          </table:table-cell>
          <table:table-cell table:style-name="ce38" table:formula="of:=[.C4]-[.F4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4-11-30" calcext:value-type="date">
            <text:p>30/11/2024</text:p>
          </table:table-cell>
          <table:table-cell table:style-name="ce26" office:value-type="string" calcext:value-type="string">
            <text:p>Mens. 11/2024 (A.C.)</text:p>
          </table:table-cell>
          <table:table-cell table:style-name="ce30" office:value-type="float" office:value="360" calcext:value-type="float">
            <text:p>36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60" calcext:value-type="float">
            <text:p>360,00</text:p>
          </table:table-cell>
          <table:table-cell table:style-name="ce22" office:value-type="date" office:date-value="2024-12-06" calcext:value-type="date">
            <text:p>06/12/2024</text:p>
          </table:table-cell>
          <table:table-cell table:style-name="ce38" table:formula="of:=[.C5]-[.F5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4-12-31" calcext:value-type="date">
            <text:p>31/12/2024</text:p>
          </table:table-cell>
          <table:table-cell table:style-name="ce26" office:value-type="string" calcext:value-type="string">
            <text:p>Mens. 12/2024 (A.C.)</text:p>
          </table:table-cell>
          <table:table-cell table:style-name="ce30" office:value-type="float" office:value="360" calcext:value-type="float">
            <text:p>36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60" calcext:value-type="float">
            <text:p>360,00</text:p>
          </table:table-cell>
          <table:table-cell table:style-name="ce22" office:value-type="date" office:date-value="2025-04-08" calcext:value-type="date">
            <text:p>08/04/2025</text:p>
          </table:table-cell>
          <table:table-cell table:style-name="ce38" table:formula="of:=[.C6]-[.F6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5-01-31" calcext:value-type="date">
            <text:p>31/01/2025</text:p>
          </table:table-cell>
          <table:table-cell table:style-name="ce26" office:value-type="string" calcext:value-type="string">
            <text:p>Mens. 01/2025 (A.C.)</text:p>
          </table:table-cell>
          <table:table-cell table:style-name="ce30" office:value-type="float" office:value="370" calcext:value-type="float">
            <text:p>37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70" calcext:value-type="float">
            <text:p>370,00</text:p>
          </table:table-cell>
          <table:table-cell table:style-name="ce22" office:value-type="date" office:date-value="2025-04-08" calcext:value-type="date">
            <text:p>08/04/2025</text:p>
          </table:table-cell>
          <table:table-cell table:style-name="ce38" table:formula="of:=[.C7]-[.F7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5-02-28" calcext:value-type="date">
            <text:p>28/02/2025</text:p>
          </table:table-cell>
          <table:table-cell table:style-name="ce26" office:value-type="string" calcext:value-type="string">
            <text:p>Mens. 02/2025 (A.C.)</text:p>
          </table:table-cell>
          <table:table-cell table:style-name="ce30" office:value-type="float" office:value="370" calcext:value-type="float">
            <text:p>37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70" calcext:value-type="float">
            <text:p>370,00</text:p>
          </table:table-cell>
          <table:table-cell table:style-name="ce22" office:value-type="date" office:date-value="2025-05-09" calcext:value-type="date">
            <text:p>09/05/2025</text:p>
          </table:table-cell>
          <table:table-cell table:style-name="ce38" table:formula="of:=[.C8]-[.F8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5-03-31" calcext:value-type="date">
            <text:p>31/03/2025</text:p>
          </table:table-cell>
          <table:table-cell table:style-name="ce26" office:value-type="string" calcext:value-type="string">
            <text:p>Mens. 03/2025 (A.C.)</text:p>
          </table:table-cell>
          <table:table-cell table:style-name="ce30" office:value-type="float" office:value="370" calcext:value-type="float">
            <text:p>37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70" calcext:value-type="float">
            <text:p>370,00</text:p>
          </table:table-cell>
          <table:table-cell table:style-name="ce22" office:value-type="date" office:date-value="2025-05-09" calcext:value-type="date">
            <text:p>09/05/2025</text:p>
          </table:table-cell>
          <table:table-cell table:style-name="ce38" table:formula="of:=[.C9]-[.F9]" office:value-type="float" office:value="0" calcext:value-type="float">
            <text:p>-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5-04-30" calcext:value-type="date">
            <text:p>30/04/2025</text:p>
          </table:table-cell>
          <table:table-cell table:style-name="ce26" office:value-type="string" calcext:value-type="string">
            <text:p>Mens. 04/2025 (A.C.)</text:p>
          </table:table-cell>
          <table:table-cell table:style-name="ce30" office:value-type="float" office:value="370" calcext:value-type="float">
            <text:p>37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2"/>
          <table:table-cell table:style-name="ce38" table:formula="of:=[.C10]-[.F10]" office:value-type="float" office:value="370" calcext:value-type="float">
            <text:p>370,00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5-05-31" calcext:value-type="date">
            <text:p>31/05/2025</text:p>
          </table:table-cell>
          <table:table-cell table:style-name="ce26" office:value-type="string" calcext:value-type="string">
            <text:p>Mens. 05/2025 (A.C.)</text:p>
          </table:table-cell>
          <table:table-cell table:style-name="ce30" office:value-type="float" office:value="370" calcext:value-type="float">
            <text:p>37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2"/>
          <table:table-cell table:style-name="ce38" table:formula="of:=[.C11]-[.F11]" office:value-type="float" office:value="370" calcext:value-type="float">
            <text:p>370,00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5-06-30" calcext:value-type="date">
            <text:p>30/06/2025</text:p>
          </table:table-cell>
          <table:table-cell table:style-name="ce26" office:value-type="string" calcext:value-type="string">
            <text:p>Mens. 06/2025 (A.C.)</text:p>
          </table:table-cell>
          <table:table-cell table:style-name="ce30" office:value-type="float" office:value="370" calcext:value-type="float">
            <text:p>37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2"/>
          <table:table-cell table:style-name="ce38" table:formula="of:=[.C12]-[.F12]" office:value-type="float" office:value="370" calcext:value-type="float">
            <text:p>370,00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2" office:value-type="date" office:date-value="2025-07-31" calcext:value-type="date">
            <text:p>31/07/2025</text:p>
          </table:table-cell>
          <table:table-cell table:style-name="ce26" office:value-type="string" calcext:value-type="string">
            <text:p>Mens. 07/2025 (A.C.)</text:p>
          </table:table-cell>
          <table:table-cell table:style-name="ce30" office:value-type="float" office:value="370" calcext:value-type="float">
            <text:p>37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2"/>
          <table:table-cell table:style-name="ce38" table:formula="of:=[.C13]-[.F13]" office:value-type="float" office:value="370" calcext:value-type="float">
            <text:p>370,00</text:p>
          </table:table-cell>
          <table:table-cell table:style-name="ce41"/>
          <table:table-cell table:style-name="ce49" table:number-columns-repeated="55"/>
        </table:table-row>
        <table:table-row table:style-name="ro2">
          <table:table-cell table:style-name="ce23" table:number-columns-repeated="6"/>
          <table:table-cell table:style-name="ce36" office:value-type="string" calcext:value-type="string">
            <text:p>TOTAL</text:p>
          </table:table-cell>
          <table:table-cell table:style-name="ce29" table:formula="of:=SUM([.H2:.H13])" office:value-type="float" office:value="1480" calcext:value-type="float">
            <text:p>1.480,00</text:p>
          </table:table-cell>
          <table:table-cell table:style-name="ce33"/>
          <table:table-cell table:style-name="ce23" table:number-columns-repeated="55"/>
        </table:table-row>
        <table:table-row table:style-name="ro3">
          <table:table-cell table:style-name="ce23" table:number-columns-repeated="64"/>
        </table:table-row>
        <table:table-row table:style-name="ro3">
          <table:table-cell table:style-name="ce24"/>
          <table:table-cell table:style-name="ce23" table:number-columns-repeated="63"/>
        </table:table-row>
        <table:table-row table:style-name="ro3">
          <table:table-cell table:style-name="ce24"/>
          <table:table-cell table:style-name="ce27"/>
          <table:table-cell table:style-name="ce23" table:number-columns-repeated="62"/>
        </table:table-row>
        <table:table-row table:style-name="ro4">
          <table:table-cell table:style-name="ce24"/>
          <table:table-cell table:style-name="ce28"/>
          <table:table-cell table:style-name="ce23" table:number-columns-repeated="62"/>
        </table:table-row>
        <table:table-row table:style-name="ro2" table:number-rows-repeated="31970">
          <table:table-cell table:style-name="ce23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0" number:min-decimal-places="0" number:min-integer-digits="0"/>
      <number:text>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4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0">
      <number:text>-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date-style style:name="N147">
      <number:month number:textual="true"/>
      <number:text> </number:text>
      <number:year/>
    </number:date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date-style style:name="N151">
      <number:day number:style="long"/>
      <number:text>. 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2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8P0" style:volatile="true">
      <number:number number:decimal-places="2" number:min-decimal-places="2" number:min-integer-digits="1" number:grouping="true"/>
    </number:number-style>
    <number:number-style style:name="N15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8">
      <number:text>-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0">
      <number:text>(</number:text>
      <number:currency-symbol/>
      <number:text>\,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5">
      <number:text>-</number:text>
      <style:map style:condition="value()&gt;0" style:apply-style-name="N165P0"/>
      <style:map style:condition="value()&lt;0" style:apply-style-name="N165P1"/>
    </number:number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6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7">
      <number:text>R$-""""""""""""""""""""""""""""""""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9">
      <number:text>R$-""""""""""""""""""""""""""""""""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80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1" fo:font-size="10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48.484983372">00:00:00</text:time></text:span><text:span text:style-name="MT2"><text:s/></text:span></text:p>
        </style:region-center>
        <style:region-right>
          <text:p><text:span text:style-name="MT4">LDG Propagandas Ibiúna Ltda.</text:span></text:p>
          <text:p><text:span text:style-name="MT5">Camila/Celso - Tel.: 3248-1345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DG Propagandas Ibiúna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48.4872880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8-01T14:40:48.861345228</dc:date>
    <dc:language>pt-PT</dc:language>
    <meta:editing-cycles>657</meta:editing-cycles>
    <meta:editing-duration>P2DT7H51M35S</meta:editing-duration>
    <meta:print-date>2024-06-04T14:05:15.806000000</meta:print-date>
    <meta:document-statistic meta:table-count="1" meta:cell-count="90" meta:object-count="0"/>
    <meta:user-defined meta:name="Info 0"/>
    <meta:user-defined meta:name="Info 1"/>
    <meta:user-defined meta:name="Info 2"/>
    <meta:user-defined meta:name="Info 3"/>
  </office:meta>
</office:document-meta>
</file>